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/>
    </style:style>
    <style:style style:name="T1" style:family="text">
      <style:text-properties style:font-name="Nimbus Mono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ine Run up</text:p>
      <text:p text:style-name="Standard">read the displays/indicators at full throttle</text:p>
      <text:p text:style-name="Standard"/>
      <text:p text:style-name="Standard"><text:span text:style-name="T1"><text:s text:c="16"/>Min <text:s text:c="7"/>Max</text:span></text:p>
      <text:p text:style-name="P1">RPM <text:s text:c="12"/>1550 <text:s text:c="6"/>1650</text:p>
      <text:p text:style-name="P1">Oil pressure <text:s text:c="3"/>3 kg/cm2 <text:s text:c="2"/>6 kg/cm2</text:p>
      <text:p text:style-name="P1">Oil temp <text:s text:c="7"/>35 c <text:s text:c="7"/>85 c</text:p>
      <text:p text:style-name="P1">Fuel pressure <text:s text:c="2"/>0.2 kg/cm2 <text:s/>0.22 kg/cm2</text:p>
      <text:p text:style-name="Standard"/>
      <text:p text:style-name="Standard">dropout must not be more than 50 rpm on single magneto operation</text:p>
      <text:p text:style-name="Standard"/>
      <text:p text:style-name="Standard">Minimum speed at level flight and with max. load is 50km/h (27 KCAS) with engine powered on!</text:p>
      <text:p text:style-name="Standard"/>
      <text:p text:style-name="Standard">In the following table are the minimum distances in meters and Doppelschritten before obstacles.</text:p>
      <text:p text:style-name="Standard">The values represent the ones which skilled pilot may achieve at a take off at zero wind from a flat good grass runway and a total weight of 1260 kg (main-tank maximum, two crew, with the FT-device) routes lowest achievable.</text:p>
      <text:p text:style-name="P1"/>
      <text:p text:style-name="P1"><text:s text:c="15"/>| height of the obstruction in m: </text:p>
      <text:p text:style-name="P1"><text:s text:c="15"/>| <text:s/>8 <text:s/>| <text:s/>10 | <text:s/>15 | 20 </text:p>
      <text:p text:style-name="P1"><text:s text:c="9"/>Meter | 135 | 150 | 175 | 200</text:p>
      <text:p text:style-name="P1">Doppelschritte | <text:s/>90 | 100 | 117 | 133 </text:p>
      <text:p text:style-name="Standard"/>
      <text:p text:style-name="Standard">(one Doppelschritt is 1.482 Meters)</text:p>
      <text:p text:style-name="Standard"/>
      <text:p text:style-name="Standard">Cruise speed 150 km/h (80 KCAS) at 1800 rpm</text:p>
      <text:p text:style-name="Standard">Minimum safe speed 70 km/h (38 KCAS) at 1300 rpm</text:p>
      <text:p text:style-name="Standard"/>
      <text:p text:style-name="Standard">Maximum speed:</text:p>
      <text:p text:style-name="Standard">with full flaps lowered 120 km/h (65 KCAS)</text:p>
      <text:p text:style-name="Standard">recovered with flaps <text:s text:c="3"/>256 km/h (143 KCA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10-13T19:44:37</meta:creation-date>
    <dc:date>2008-10-13T19:46:41</dc:date>
    <meta:editing-cycles>1</meta:editing-cycles>
    <meta:editing-duration>PT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88" meta:character-count="1090"/>
  </office:meta>
</office:document-meta>
</file>